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6161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type in player nam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replace alert/prompt with pretty message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“done” button for building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itional messages for misbehaving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 &amp; guessing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7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29"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umber of rounds/turns left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styles &amp; some message, add points for more then 6 players!!!!!</text:p>
          </table:table-cell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restart the game (same players / new players)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9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how can I make it fullscreen / disable drag to show the url bar?</text:p>
          </table:table-cell>
          <table:table-cell table:number-columns-repeated="59"/>
        </table:table-row>
        <table:table-row table:style-name="ro8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10">
          <table:table-cell table:style-name="ce32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make objects rotat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BUG: object jumps instead of turning, when it has been only clicked and not also moved before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animate addition of points &amp; messag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2"/>
          <table:table-cell table:number-columns-repeated="60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2" office:value-type="string" calcext:value-type="string">
            <text:p>animate winner piece on game-e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1" office:value-type="string" calcext:value-type="string">
            <text:p>shrink-to-fit screen for screens with lower resolutions</text:p>
          </table:table-cell>
          <table:table-cell table:style-name="ce33" table:number-columns-repeated="2"/>
          <table:table-cell/>
          <table:table-cell table:style-name="ce27" office:value-type="string" calcext:value-type="string">
            <text:p>there seems to be no way to accomplish this while using the current pixel dependend drag&amp;drop mechanism :(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clip path for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ane v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ane v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g v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g v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(giant v4?)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bridge v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ridge v3</text:p>
          </table:table-cell>
          <table:table-cell table:number-columns-repeated="63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8:48:20.199069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5.2$Linux_X86_64 LibreOffice_project/30$Build-2</meta:generator>
    <dc:date>2020-03-25T14:08:13.569171142</dc:date>
    <meta:editing-duration>P3DT5H37M14S</meta:editing-duration>
    <meta:editing-cycles>96</meta:editing-cycles>
    <meta:document-statistic meta:table-count="1" meta:cell-count="138" meta:object-count="0"/>
  </office:meta>
</office:document-meta>
</file>